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600000003606B332E6CEF1541E5.bmp" manifest:media-type="image/bmp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ackground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8.132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6.862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1.902cm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28pt" style:font-size-asian="28pt" style:font-size-complex="28pt"/>
    </style:style>
    <style:style style:name="P3" style:family="paragraph">
      <loext:graphic-properties draw:fill-color="#ffffff"/>
    </style:style>
    <style:style style:name="P4" style:family="paragraph">
      <loext:graphic-properties draw:fill="none" draw:fill-color="#ffffff"/>
      <style:paragraph-properties fo:text-align="center"/>
      <style:text-properties style:font-name="Segoe UI" fo:font-size="36pt" style:font-size-asian="36pt" style:font-size-complex="36pt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T1" style:family="text">
      <style:text-properties style:font-name="Segoe UI Semibold" fo:font-size="28pt" style:text-underline-style="solid" style:text-underline-width="auto" style:text-underline-color="font-color" style:font-size-asian="28pt" style:font-size-complex="28pt"/>
    </style:style>
    <style:style style:name="T2" style:family="text">
      <style:text-properties style:font-name="Segoe UI" fo:font-size="32pt" fo:font-weight="bold" style:font-size-asian="32pt" style:font-weight-asian="bold" style:font-size-complex="32pt" style:font-weight-complex="bold"/>
    </style:style>
    <style:style style:name="T3" style:family="text">
      <style:text-properties style:font-name="Segoe UI Semibold" fo:font-size="24pt" style:font-size-asian="24pt" style:font-size-complex="24pt"/>
    </style:style>
    <style:style style:name="T4" style:family="text">
      <style:text-properties style:font-name="Segoe UI" fo:font-size="36pt" style:font-size-asian="36pt" style:font-size-complex="36pt"/>
    </style:style>
    <style:style style:name="T5" style:family="text">
      <style:text-properties style:font-name="Segoe UI" fo:font-size="36pt" fo:font-weight="bold" style:font-size-asian="36pt" style:font-weight-asian="bold" style:font-size-complex="36pt" style:font-weight-complex="bold"/>
    </style:style>
    <style:style style:name="T6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7" style:family="text">
      <style:text-properties style:font-name="Segoe UI" fo:font-size="34pt" fo:font-weight="bold" style:font-size-asian="34pt" style:font-weight-asian="bold" style:font-size-complex="34pt" style:font-weight-complex="bold"/>
    </style:style>
    <style:style style:name="T8" style:family="text">
      <style:text-properties style:font-name="Segoe UI" fo:font-size="22pt" fo:font-weight="bold" style:font-size-asian="22pt" style:font-weight-asian="bold" style:font-size-complex="22pt" style:font-weight-complex="bold"/>
    </style:style>
    <style:style style:name="T9" style:family="text">
      <style:text-properties style:font-name="Segoe UI Semibold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4.13cm" svg:height="3.063cm" svg:x="1.778cm" svg:y="0.762cm">
          <draw:text-box>
            <text:p text:style-name="P1"><text:span text:style-name="T1">HYMN #365</text:span></text:p>
            <text:p text:style-name="P1"><text:span text:style-name="T2">“</text:span><text:span text:style-name="T2">Away in a Manger”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draw:frame draw:style-name="gr3" draw:text-style-name="P4" draw:layer="layout" svg:width="25.4cm" svg:height="8.382cm" svg:x="1.27cm" svg:y="0.762cm">
          <draw:text-box>
            <text:p text:style-name="P1"><text:span text:style-name="T3">1.</text:span><text:span text:style-name="T4"><text:tab/></text:span><text:span text:style-name="T5">Away in a manger,</text:span></text:p>
            <text:p text:style-name="P1"><text:span text:style-name="T5">no crib for a bed,</text:span></text:p>
            <text:p text:style-name="P1"><text:span text:style-name="T5">The little Lord Jesus</text:span></text:p>
            <text:p text:style-name="P1"><text:span text:style-name="T5">laid down His sweet head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>
        <draw:frame draw:style-name="gr4" draw:text-style-name="P4" draw:layer="layout" svg:width="25.4cm" svg:height="7.112cm" svg:x="1.27cm" svg:y="0.762cm">
          <draw:text-box>
            <text:p text:style-name="P1"><text:span text:style-name="T5"><text:s/></text:span><text:span text:style-name="T5">The stars in the [bright] sky </text:span></text:p>
            <text:p text:style-name="P1"><text:span text:style-name="T5">looked down where He lay,</text:span></text:p>
            <text:p text:style-name="P1"><text:span text:style-name="T5">The little Lord Jesus</text:span></text:p>
            <text:p text:style-name="P1"><text:span text:style-name="T5">asleep on the h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>
        <draw:frame draw:style-name="gr4" draw:text-style-name="P4" draw:layer="layout" svg:width="25.4cm" svg:height="7.112cm" svg:x="1.27cm" svg:y="0.541cm">
          <draw:text-box>
            <text:p text:style-name="P1"><text:span text:style-name="T6">2. </text:span><text:span text:style-name="T5">The cattle are lowing,</text:span></text:p>
            <text:p text:style-name="P1"><text:span text:style-name="T5">the baby awakes,</text:span></text:p>
            <text:p text:style-name="P1"><text:span text:style-name="T5">But little Lord Jesus,</text:span></text:p>
            <text:p text:style-name="P1"><text:span text:style-name="T5">no crying He makes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draw:frame draw:style-name="gr4" draw:text-style-name="P4" draw:layer="layout" svg:width="25.4cm" svg:height="7.112cm" svg:x="1.27cm" svg:y="0.541cm">
          <draw:text-box>
            <text:p text:style-name="P1"><text:span text:style-name="T5">I love Thee, Lord Jesus!</text:span></text:p>
            <text:p text:style-name="P1"><text:span text:style-name="T5">Look down from the sky,</text:span></text:p>
            <text:p text:style-name="P1"><text:span text:style-name="T7">And stay by my cradle</text:span></text:p>
            <text:p text:style-name="P1"><text:span text:style-name="T7">till morning is nigh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>
        <draw:frame draw:style-name="gr4" draw:text-style-name="P4" draw:layer="layout" svg:width="25.4cm" svg:height="7.112cm" svg:x="1.27cm" svg:y="0.762cm">
          <draw:text-box>
            <text:p text:style-name="P1"><text:span text:style-name="T7">3</text:span><text:span text:style-name="T7"><text:tab/></text:span><text:span text:style-name="T7">Be near me, Lord Jesus;</text:span></text:p>
            <text:p text:style-name="P1"><text:span text:style-name="T7">I ask thee to stay</text:span></text:p>
            <text:p text:style-name="P1"><text:span text:style-name="T7">Close by me forever</text:span></text:p>
            <text:p text:style-name="P1"><text:span text:style-name="T7">and love me, I pray.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>
        <draw:frame draw:style-name="gr5" draw:text-style-name="P4" draw:layer="layout" svg:width="25.4cm" svg:height="12.152cm" svg:x="1.27cm" svg:y="0.762cm">
          <draw:text-box>
            <text:p text:style-name="P1"><text:span text:style-name="T7"><text:s/></text:span><text:span text:style-name="T7">Bless all the dear children</text:span></text:p>
            <text:p text:style-name="P1"><text:span text:style-name="T7">in Thy tender care,</text:span></text:p>
            <text:p text:style-name="P1"><text:span text:style-name="T7">And take us to heaven</text:span></text:p>
            <text:p text:style-name="P1"><text:span text:style-name="T7">to live with Thee there.</text:span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6"/></text:p>
            <text:p text:style-name="P6"><text:span text:style-name="T8"><text:s text:c="12"/></text:span><text:span text:style-name="T9">Public Domai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fill-image draw:name="background" xlink:href="Pictures/1000000000000600000003606B332E6CEF1541E5.bmp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99cm" fo:margin-bottom="0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24cm" fo:margin-bottom="0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49cm" fo:margin-bottom="0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74cm" fo:margin-bottom="0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6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22T11:28:20.386000000</meta:creation-date>
    <dc:date>2018-12-22T22:06:25.202000000</dc:date>
    <meta:editing-duration>PT6M12S</meta:editing-duration>
    <meta:editing-cycles>3</meta:editing-cycles>
    <meta:generator>LibreOffice/6.1.3.2$Windows_X86_64 LibreOffice_project/86daf60bf00efa86ad547e59e09d6bb77c699acb</meta:generator>
    <meta:document-statistic meta:object-count="42"/>
  </office:meta>
</office:document-meta>
</file>